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0583814446549472" text:style-name="L1">
        <text:list-item>
          <text:p text:style-name="P1">mardi 7 octobre 2014</text:p>
          <text:list>
            <text:list-item>
              <text:p text:style-name="P1">élastique</text:p>
            </text:list-item>
            <text:list-item>
              <text:p text:style-name="P1">sortie 10 temps</text:p>
            </text:list-item>
            <text:list-item>
              <text:p text:style-name="P1">je sais plus quoi</text:p>
              <text:list>
                <text:list-item>
                  <text:p text:style-name="P1">clé de bras</text:p>
                </text:list-item>
                <text:list-item>
                  <text:p text:style-name="P1">on la décale sur la gauche</text:p>
                </text:list-item>
                <text:list-item>
                  <text:p text:style-name="P1">6 tps :</text:p>
                  <text:list>
                    <text:list-item>
                      <text:p text:style-name="P1">1, 2, on monte le bras droit au 3 et lui fait faire un tour</text:p>
                    </text:list-item>
                    <text:list-item>
                      <text:p text:style-name="P1">on baisse le bras au "et"</text:p>
                    </text:list-item>
                    <text:list-item>
                      <text:p text:style-name="P1">on le relève au 4 et fait un demi-tour sens aiguilles montre</text:p>
                    </text:list-item>
                  </text:list>
                </text:list-item>
                <text:list-item>
                  <text:p text:style-name="P1">6 tps :</text:p>
                  <text:list>
                    <text:list-item>
                      <text:p text:style-name="P1">lache avec notre main gauche</text:p>
                    </text:list-item>
                    <text:list-item>
                      <text:p text:style-name="P1">la fait passer devant nous avec quart de tour sens inv puis ¾ sens aig</text:p>
                    </text:list-item>
                  </text:list>
                </text:list-item>
                <text:list-item>
                  <text:p text:style-name="P1">rebelott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8T13:24:41</meta:creation-date>
    <meta:generator>OpenOffice/4.0.0$Unix OpenOffice.org_project/400m3$Build-9702</meta:generator>
    <dc:date>2014-10-08T13:42:31</dc:date>
    <dc:creator>yjfjyf jjku</dc:creator>
    <meta:editing-duration>PT17M50S</meta:editing-duration>
    <meta:editing-cycles>6</meta:editing-cycles>
    <meta:document-statistic meta:table-count="0" meta:image-count="0" meta:object-count="0" meta:page-count="1" meta:paragraph-count="14" meta:word-count="95" meta:character-count="377"/>
  </office:meta>
</office:document-meta>
</file>